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fo:keep-with-next="auto" style:may-break-between-rows="true" table:border-model="collapsing"/>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a7d7" officeooo:paragraph-rsid="0009a7d7"/>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cbea" officeooo:paragraph-rsid="0006cbe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ab2d" officeooo:paragraph-rsid="0007ab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7d7" officeooo:paragraph-rsid="0009a7d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14d1" officeooo:paragraph-rsid="000b14d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3829" officeooo:paragraph-rsid="000b382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6870" officeooo:paragraph-rsid="000c687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b880" officeooo:paragraph-rsid="000cb88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1845" officeooo:paragraph-rsid="000e184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a7d7" officeooo:paragraph-rsid="0009a7d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ad23" officeooo:paragraph-rsid="000ead2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ed78" officeooo:paragraph-rsid="000fed7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c091" officeooo:paragraph-rsid="0011c09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7ef1" officeooo:paragraph-rsid="00127ef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ddbc" officeooo:paragraph-rsid="0013ddb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459d" officeooo:paragraph-rsid="0017459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8f5c" officeooo:paragraph-rsid="00188f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c20" officeooo:paragraph-rsid="0018cc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b14d1"/>
    </style:style>
    <style:style style:name="T2" style:family="text">
      <style:text-properties officeooo:rsid="000cb880"/>
    </style:style>
    <style:style style:name="T3" style:family="text">
      <style:text-properties officeooo:rsid="000ead23"/>
    </style:style>
    <style:style style:name="T4" style:family="text">
      <style:text-properties officeooo:rsid="000fed78"/>
    </style:style>
    <style:style style:name="T5" style:family="text">
      <style:text-properties officeooo:rsid="0011c091"/>
    </style:style>
    <style:style style:name="T6" style:family="text">
      <style:text-properties officeooo:rsid="0012964e"/>
    </style:style>
    <style:style style:name="T7" style:family="text">
      <style:text-properties officeooo:rsid="001595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terial från Kleindagarna</text:h>
      <table:table table:name="Table1" table:style-name="Table1">
        <table:table-column table:style-name="Table1.A" table:number-columns-repeated="2"/>
        <table:table-column table:style-name="Table1.C"/>
        <table:table-column table:style-name="Table1.A"/>
        <table:table-row table:style-name="Table1.1">
          <table:table-cell table:style-name="Table1.A1" office:value-type="string">
            <text:p text:style-name="P3"><text:span text:style-name="T1">Kleinf</text:span>öreläsare <text:span text:style-name="T1">och eventuell titel.</text:span></text:p>
          </table:table-cell>
          <table:table-cell table:style-name="Table1.A1" office:value-type="string">
            <text:p text:style-name="P5">Koppling till ämnesplan</text:p>
          </table:table-cell>
          <table:table-cell table:style-name="Table1.A1" office:value-type="string">
            <text:p text:style-name="P3">Kommentarer</text:p>
          </table:table-cell>
          <table:table-cell table:style-name="Table1.D1" office:value-type="string">
            <text:p text:style-name="P3">Länk</text:p>
          </table:table-cell>
        </table:table-row>
        <table:table-row table:style-name="Table1.1">
          <table:table-cell table:style-name="Table1.A2" office:value-type="string">
            <text:p text:style-name="P3">Torsten Ekedahl</text:p>
          </table:table-cell>
          <table:table-cell table:style-name="Table1.A2" office:value-type="string">
            <text:p text:style-name="P3">Taluppfattning, aritmetik och algebra: primtal, potenser med heltalsexponenter, strategier för användning av digitala verktyg.</text:p>
            <text:p text:style-name="P3"/>
            <text:p text:style-name="P4">Matte 1b,1c och roligt nog matte 5.</text:p>
          </table:table-cell>
          <table:table-cell table:style-name="Table1.A2" office:value-type="string">
            <text:p text:style-name="P3"/>
          </table:table-cell>
          <table:table-cell table:style-name="Table1.D2" office:value-type="string">
            <text:p text:style-name="P2"><text:a xlink:type="simple" xlink:href="http://kleindagarna.se/wp-content/docs/11kleinlektiontalt.pdf" text:style-name="Internet_20_link" text:visited-style-name="Visited_20_Internet_20_Link">http://kleindagarna.se/wp-content/docs/11kleinlektiontalt.pdf</text:a></text:p>
            <text:p text:style-name="P2"/>
          </table:table-cell>
        </table:table-row>
        <table:table-row table:style-name="Table1.1">
          <table:table-cell table:style-name="Table1.A2" office:value-type="string">
            <text:p text:style-name="P5">Magnus Fontes: <text:span text:style-name="T1">Modellering</text:span></text:p>
          </table:table-cell>
          <table:table-cell table:style-name="Table1.A2" office:value-type="string">
            <text:p text:style-name="P5">Matematisk modellering i matte 1b, 1c, och 2a. Funktioner.</text:p>
          </table:table-cell>
          <table:table-cell table:style-name="Table1.A2" office:value-type="string">
            <text:p text:style-name="P6">Eleverna får skapa en modell som mäter hur mycket går åt av ett stift på en penna per millimeter streck som ritas. Jag har varit på kollegialt lärande-möte där en lärare hade använt sig av det här upplägget eller liknande.</text:p>
          </table:table-cell>
          <table:table-cell table:style-name="Table1.D2" office:value-type="string">
            <text:p text:style-name="P2"><text:a xlink:type="simple" xlink:href="http://kleindagarna.se/wp-content/docs/11kleinlektiontalt.pdf" text:style-name="Internet_20_link" text:visited-style-name="Visited_20_Internet_20_Link">http://kleindagarna.se/wp-content/docs/11kleinlektiontalt.pdf</text:a></text:p>
            <text:p text:style-name="P2"/>
          </table:table-cell>
        </table:table-row>
        <table:table-row>
          <table:table-cell table:style-name="Table1.A2" office:value-type="string">
            <text:p text:style-name="P6">Axel Hultman: Ramsey tal</text:p>
          </table:table-cell>
          <table:table-cell table:style-name="Table1.A2" office:value-type="string">
            <text:p text:style-name="P6">Matematik 5: Permutation och kombination, grafer och grafteoretiska problem.</text:p>
          </table:table-cell>
          <table:table-cell table:style-name="Table1.A2" office:value-type="string">
            <text:p text:style-name="P6">Samuels Ramsey tal-lektion. Strukturerad efter 5E.</text:p>
          </table:table-cell>
          <table:table-cell table:style-name="Table1.D2" office:value-type="string">
            <text:p text:style-name="P8"><text:a xlink:type="simple" xlink:href="http://kleindagarna.se/wp-content/docs/11kleinlektionkomb.pdf" text:style-name="Internet_20_link" text:visited-style-name="Visited_20_Internet_20_Link">http://kleindagarna.se/wp-content/docs/11kleinlektionkomb.pdf</text:a></text:p>
          </table:table-cell>
        </table:table-row>
        <table:table-row>
          <table:table-cell table:style-name="Table1.A2" office:value-type="string">
            <text:p text:style-name="P6">Jana Madjarova</text:p>
          </table:table-cell>
          <table:table-cell table:style-name="Table1.A2" office:value-type="string">
            <text:p text:style-name="P6">Ma 1b och 1c: Geometri, begreppen definition, sats och bevis.</text:p>
          </table:table-cell>
          <table:table-cell table:style-name="Table1.A2" office:value-type="string">
            <text:p text:style-name="P6">Strukturerad efter 5E. Eleverna får ställa upp sig på ett sätt så de bildar en mittpunktsnormal. Sedan får de formulera hypotes och bevis, och fördjupa sig i ämnet med fler geometriska problem. Innehåller kort sammanfattning i slutet som är tydligt strukturerad.</text:p>
          </table:table-cell>
          <table:table-cell table:style-name="Table1.D2" office:value-type="string">
            <text:p text:style-name="P8"><text:a xlink:type="simple" xlink:href="http://kleindagarna.se/wp-content/docs/11kleinlektiongeom.pdf" text:style-name="Internet_20_link" text:visited-style-name="Visited_20_Internet_20_Link">http://kleindagarna.se/wp-content/docs/11kleinlektiongeom.pdf</text:a></text:p>
          </table:table-cell>
        </table:table-row>
        <table:table-row>
          <table:table-cell table:style-name="Table1.A2" office:value-type="string">
            <text:p text:style-name="P6">Veronica Crispin Quiñonez</text:p>
          </table:table-cell>
          <table:table-cell table:style-name="Table1.A2" office:value-type="string">
            <text:p text:style-name="P6">Saknas beskrivning.</text:p>
          </table:table-cell>
          <table:table-cell table:style-name="Table1.A2" office:value-type="string">
            <text:p text:style-name="P7">Undersöker ifall operationer är associativa och/eller kommutativa.</text:p>
          </table:table-cell>
          <table:table-cell table:style-name="Table1.D2" office:value-type="string">
            <text:p text:style-name="P8"><text:a xlink:type="simple" xlink:href="http://kleindagarna.se/wp-content/docs/12kleinlektionalge.pdf" text:style-name="Internet_20_link" text:visited-style-name="Visited_20_Internet_20_Link">http://kleindagarna.se/wp-content/docs/12kleinlektionalge.pdf</text:a></text:p>
          </table:table-cell>
        </table:table-row>
        <table:table-row>
          <table:table-cell table:style-name="Table1.A2" office:value-type="string">
            <text:p text:style-name="P8">Magnus Fontes: <text:soft-page-break/>Område statistik</text:p>
          </table:table-cell>
          <table:table-cell table:style-name="Table1.A2" office:value-type="string">
            <text:p text:style-name="P8">Ma 2b och 2c: Statistik, <text:soft-page-break/>beräkning av lägesmått och spridningsmått mm., normalfördelning</text:p>
          </table:table-cell>
          <table:table-cell table:style-name="Table1.A2" office:value-type="string">
            <text:p text:style-name="P8">5E. Strukturerad i <text:soft-page-break/>nummerordning. Går igenom statistiska begrepp genom att låta eleverna rita streck utan att prata med varandra, och efteråt analysera sträcklängderna.</text:p>
          </table:table-cell>
          <table:table-cell table:style-name="Table1.D2" office:value-type="string">
            <text:p text:style-name="P8"><text:a xlink:type="simple" xlink:href="http://kleindagarna.se/wp-content/docs/12kleinlektionstat.pdf" text:style-name="Internet_20_link" text:visited-style-name="Visited_20_Internet_20_Link">http://kleindagarna.se/</text:a><text:soft-page-break/><text:a xlink:type="simple" xlink:href="http://kleindagarna.se/wp-content/docs/12kleinlektionstat.pdf" text:style-name="Internet_20_link" text:visited-style-name="Visited_20_Internet_20_Link">wp-content/docs/12kleinlektionstat.pdf</text:a></text:p>
          </table:table-cell>
        </table:table-row>
        <table:table-row>
          <table:table-cell table:style-name="Table1.A2" office:value-type="string">
            <text:p text:style-name="P8">Jana Madjarova</text:p>
          </table:table-cell>
          <table:table-cell table:style-name="Table1.A2" office:value-type="string">
            <text:p text:style-name="P8">Saknas beskrivning, men ämnet är geometri.</text:p>
          </table:table-cell>
          <table:table-cell table:style-name="Table1.A2" office:value-type="string">
            <text:p text:style-name="P8">Innehåller en bilaga med instruktion till eleverna. Går igenom randvinkelsatsen laborativt.</text:p>
          </table:table-cell>
          <table:table-cell table:style-name="Table1.D2" office:value-type="string">
            <text:p text:style-name="P18">Teori: <text:a xlink:type="simple" xlink:href="http://kleindagarna.se/wp-content/docs/12kleinforelGeom.pdf" text:style-name="Internet_20_link" text:visited-style-name="Visited_20_Internet_20_Link">http://kleindagarna.se/wp-content/docs/12kleinforelGeom.pdf</text:a></text:p>
            <text:p text:style-name="P18">Lektion: <text:a xlink:type="simple" xlink:href="http://kleindagarna.se/wp-content/docs/12kleinlektiongeom.pdf" text:style-name="Internet_20_link" text:visited-style-name="Visited_20_Internet_20_Link">http://kleindagarna.se/wp-content/docs/12kleinlektiongeom.pdf</text:a></text:p>
          </table:table-cell>
        </table:table-row>
        <table:table-row>
          <table:table-cell table:style-name="Table1.A2" office:value-type="string">
            <text:p text:style-name="P8">Veronica Crispin Quiñonez: Den dolda och tvetydiga matematiken</text:p>
          </table:table-cell>
          <table:table-cell table:style-name="Table1.A2" office:value-type="string">
            <text:p text:style-name="P8">Saknas beskrivning.</text:p>
          </table:table-cell>
          <table:table-cell table:style-name="Table1.A2" office:value-type="string">
            <text:p text:style-name="P8">Har ett uppgiftsblad. Följer mer eller mindre 5E. Går igenom vanliga missuppfattningar i algebran och aritmetiken, <text:span text:style-name="T2">troligtvis relevant för Ma 1 och 2</text:span></text:p>
          </table:table-cell>
          <table:table-cell table:style-name="Table1.D2" office:value-type="string">
            <text:p text:style-name="P18">Teori: <text:a xlink:type="simple" xlink:href="http://uu.diva-portal.org/smash/record.jsf?pid=diva2%3A627726&amp;dswid=7200" text:style-name="Internet_20_link" text:visited-style-name="Visited_20_Internet_20_Link">http://uu.diva-portal.org/smash/record.jsf?pid=diva2%3A627726&amp;dswid=7200</text:a></text:p>
            <text:p text:style-name="P18">Lektion: <text:a xlink:type="simple" xlink:href="http://kleindagarna.se/wp-content/docs/13kleinlektionalge.pdf" text:style-name="Internet_20_link" text:visited-style-name="Visited_20_Internet_20_Link">http://kleindagarna.se/wp-content/docs/13kleinlektionalge.pdf</text:a></text:p>
          </table:table-cell>
        </table:table-row>
        <table:table-row>
          <table:table-cell table:style-name="Table1.A2" office:value-type="string">
            <text:p text:style-name="P9">Jana Madjarova: Att skala om, att mäta och att avbilda avstånd</text:p>
          </table:table-cell>
          <table:table-cell table:style-name="Table1.A2" office:value-type="string">
            <text:p text:style-name="P9">Saknas beskrivning.</text:p>
          </table:table-cell>
          <table:table-cell table:style-name="Table1.A2" office:value-type="string">
            <text:p text:style-name="P9">Mycket text jämfört med tidigare material. Många diskussionsfrågor. Kongruens och likformighet.</text:p>
            <text:p text:style-name="P9"/>
            <text:p text:style-name="P10">Om jag förstått sidan rätt så är länken till vänster (”Geometri” i det här fallet) mer teori för läraren, och lektionsplaneringen (”Lektion”) till höger är lektionsplaneringen. Här fanns bara teorin för läraren, inte lektionsplaneringen.</text:p>
          </table:table-cell>
          <table:table-cell table:style-name="Table1.D2" office:value-type="string">
            <text:p text:style-name="P18">Teori: <text:a xlink:type="simple" xlink:href="http://kleindagarna.se/wp-content/docs/13kleinforelGeom.pdf" text:style-name="Internet_20_link" text:visited-style-name="Visited_20_Internet_20_Link">http://kleindagarna.se/wp-content/docs/13kleinforelGeom.pdf</text:a></text:p>
            <text:p text:style-name="P18"/>
            <text:p text:style-name="P18">Lektionsplanering saknas.</text:p>
          </table:table-cell>
        </table:table-row>
        <table:table-row>
          <table:table-cell table:style-name="Table1.A2" office:value-type="string">
            <text:p text:style-name="P9">Anders Szepessy: Konsten att bestämma arean</text:p>
          </table:table-cell>
          <table:table-cell table:style-name="Table1.A2" office:value-type="string">
            <text:p text:style-name="P9">Saknas beskrivning.</text:p>
          </table:table-cell>
          <table:table-cell table:style-name="Table1.A2" office:value-type="string">
            <text:p text:style-name="P9">Består av flera lektioner, och uppdelad i mindre delar med approximationer för hur lång tid varje del <text:soft-page-break/>tar. Utforskar hur en mäter längd, area och volym. Går igenom både enkla metoder med polygoner och senare integraler.</text:p>
          </table:table-cell>
          <table:table-cell table:style-name="Table1.D2" office:value-type="string">
            <text:p text:style-name="P19">Teori: <text:a xlink:type="simple" xlink:href="http://kleindagarna.se/wp-content/docs/13kleinforelAnalys.pdf" text:style-name="Internet_20_link" text:visited-style-name="Visited_20_Internet_20_Link">http://kleindagarna.se/wp-content/docs/13kleinforelAnalys.pdf</text:a></text:p>
            <text:p text:style-name="P19"><text:soft-page-break/>Lektion: <text:a xlink:type="simple" xlink:href="http://kleindagarna.se/wp-content/docs/13kleinlektionAnalys.pdf" text:style-name="Internet_20_link" text:visited-style-name="Visited_20_Internet_20_Link">http://kleindagarna.se/wp-content/docs/13kleinlektionAnalys.pdf</text:a></text:p>
          </table:table-cell>
        </table:table-row>
        <table:table-row>
          <table:table-cell table:style-name="Table1.A2" office:value-type="string">
            <text:p text:style-name="P10">Vignette: Benfords lag</text:p>
          </table:table-cell>
          <table:table-cell table:style-name="Table1.A2" office:value-type="string">
            <text:p text:style-name="P10">Ma 2</text:p>
          </table:table-cell>
          <table:table-cell table:style-name="Table1.A2" office:value-type="string">
            <text:p text:style-name="P10">Går igenom Benfords lag, vilket är en statistisk lag. Lektionsplaneringen går inte igenom teorin, utan den beskrivs i en annan länk. Lektionsplaneringen nnehåller en hemuppgift till eleverna. Följer 5E och har tidsestimeringar.</text:p>
          </table:table-cell>
          <table:table-cell table:style-name="Table1.D2" office:value-type="string">
            <text:p text:style-name="P19">Teori: <text:a xlink:type="simple" xlink:href="http://blog.kleinproject.org/?p=1093" text:style-name="Internet_20_link" text:visited-style-name="Visited_20_Internet_20_Link">http://blog.kleinproject.org/?p=1093</text:a></text:p>
            <text:p text:style-name="P19">Lektion: <text:a xlink:type="simple" xlink:href="http://kleindagarna.se/wp-content/uploads/Lektion-Benfords-lag.pdf" text:style-name="Internet_20_link" text:visited-style-name="Visited_20_Internet_20_Link">http://kleindagarna.se/wp-content/uploads/Lektion-Benfords-lag.pdf</text:a></text:p>
          </table:table-cell>
        </table:table-row>
        <table:table-row>
          <table:table-cell table:style-name="Table1.A2" office:value-type="string">
            <text:p text:style-name="P10">Sorina Barza: Isoperimetrisk optimering</text:p>
          </table:table-cell>
          <table:table-cell table:style-name="Table1.A2" office:value-type="string">
            <text:p text:style-name="P10">Ma 2 a-c</text:p>
          </table:table-cell>
          <table:table-cell table:style-name="Table1.A2" office:value-type="string">
            <text:p text:style-name="P10">Har tidsestimering och 5E. <text:span text:style-name="T3">Har många ”rättningskommentarer” i dokumentet. Går igenom ett geometriskt problem som kallas Didos problem.</text:span></text:p>
          </table:table-cell>
          <table:table-cell table:style-name="Table1.D2" office:value-type="string">
            <text:p text:style-name="P19">Lektion: <text:a xlink:type="simple" xlink:href="http://kleindagarna.se/wp-content/uploads/Isoperimetrisk-optimering.pdf" text:style-name="Internet_20_link" text:visited-style-name="Visited_20_Internet_20_Link">http://kleindagarna.se/wp-content/uploads/Isoperimetrisk-optimering.pdf</text:a></text:p>
          </table:table-cell>
        </table:table-row>
        <table:table-row>
          <table:table-cell table:style-name="Table1.A2" office:value-type="string">
            <text:p text:style-name="P12">Daniel Stömbom: Populationsmodeller</text:p>
          </table:table-cell>
          <table:table-cell table:style-name="Table1.A2" office:value-type="string">
            <text:p text:style-name="P5">”<text:span text:style-name="T3">Alla matematikkurser”, förmågorna begrepp, modellering, resonemang och kommunikation.</text:span></text:p>
          </table:table-cell>
          <table:table-cell table:style-name="Table1.A2" office:value-type="string">
            <text:p text:style-name="P12">Har en Kleindagarna-layout som ser fancy ut och förklarar vad Kleindagarna är. Följer 5E. Modellerar populationsmodeller för giraffer med hjälp av kalkylark.</text:p>
          </table:table-cell>
          <table:table-cell table:style-name="Table1.D2" office:value-type="string">
            <text:p text:style-name="P19">Lektion: <text:a xlink:type="simple" xlink:href="http://kleindagarna.se/wp-content/uploads/Kleinlektion-Grupp-2-lektion-1.pdf" text:style-name="Internet_20_link" text:visited-style-name="Visited_20_Internet_20_Link">http://kleindagarna.se/wp-content/uploads/Kleinlektion-Grupp-2-lektion-1.pdf</text:a></text:p>
          </table:table-cell>
        </table:table-row>
        <table:table-row>
          <table:table-cell table:style-name="Table1.A2" office:value-type="string">
            <text:p text:style-name="P13">Johan Björklund: Bara knyt… (eller oknyt)!</text:p>
          </table:table-cell>
          <table:table-cell table:style-name="Table1.A2" office:value-type="string">
            <text:p text:style-name="P5">”<text:span text:style-name="T4">Samtliga gymnasieskolans matematikkurser”</text:span></text:p>
          </table:table-cell>
          <table:table-cell table:style-name="Table1.A2" office:value-type="string">
            <text:p text:style-name="P13">Har också fancy Kleindagarna-layout <text:span text:style-name="T5">och 5E, med tidsestimeringar</text:span>. Eleverna får leka knutleken, som de sedan får formalisera på papper och diskutera kring. Ingen så-kallad räkning, men mycket diskussion och annan form av problemlösning.</text:p>
          </table:table-cell>
          <table:table-cell table:style-name="Table1.D2" office:value-type="string">
            <text:p text:style-name="P19">Lektion: <text:a xlink:type="simple" xlink:href="http://kleindagarna.se/wp-content/uploads/BaraKnytAlfons.pdf" text:style-name="Internet_20_link" text:visited-style-name="Visited_20_Internet_20_Link">http://kleindagarna.se/wp-content/uploads/BaraKnytAlfons.pdf</text:a></text:p>
          </table:table-cell>
        </table:table-row>
        <table:table-row>
          <table:table-cell table:style-name="Table1.A2" office:value-type="string">
            <text:p text:style-name="P13">Thomas Weibull: <text:span text:style-name="T5">Inflexionslinje</text:span></text:p>
          </table:table-cell>
          <table:table-cell table:style-name="Table1.A2" office:value-type="string">
            <text:p text:style-name="P14">Saknas beskrivning.</text:p>
          </table:table-cell>
          <table:table-cell table:style-name="Table1.A2" office:value-type="string">
            <text:p text:style-name="P14">Har tidsestimeringar. Verkar vara en relativt klassisk matematiklektion med <text:soft-page-break/>analys av funktionsgrafer, men sedan går den över till några intressanta generaliseringar med linjer genom inflexionspunkter.</text:p>
          </table:table-cell>
          <table:table-cell table:style-name="Table1.D2" office:value-type="string">
            <text:p text:style-name="P19">Lektion: <text:a xlink:type="simple" xlink:href="http://kleindagarna.se/wp-content/uploads/Inflexionslinje.pdf" text:style-name="Internet_20_link" text:visited-style-name="Visited_20_Internet_20_Link">http://kleindagarna.se/wp-content/uploads/Inflexi</text:a><text:soft-page-break/><text:a xlink:type="simple" xlink:href="http://kleindagarna.se/wp-content/uploads/Inflexionslinje.pdf" text:style-name="Internet_20_link" text:visited-style-name="Visited_20_Internet_20_Link">onslinje.pdf</text:a></text:p>
          </table:table-cell>
        </table:table-row>
        <table:table-row>
          <table:table-cell table:style-name="Table1.A2" office:value-type="string">
            <text:p text:style-name="P15">Elin Götmark: Sfärisk geometri - vinkelsumma</text:p>
          </table:table-cell>
          <table:table-cell table:style-name="Table1.A2" office:value-type="string">
            <text:p text:style-name="P15">Ma 1, förslagsvis i samband med vinkelsumman för trianglar i planet.</text:p>
          </table:table-cell>
          <table:table-cell table:style-name="Table1.A2" office:value-type="string">
            <text:p text:style-name="P15">Fancy Kleinlayout och 5E. <text:span text:style-name="T6">Visar sfärisk geometri laborativt genom att mäta avstånd och vinklar på en jordglob.</text:span></text:p>
          </table:table-cell>
          <table:table-cell table:style-name="Table1.D2" office:value-type="string">
            <text:p text:style-name="P19">Lektion: <text:a xlink:type="simple" xlink:href="http://kleindagarna.se/wp-content/uploads/KleinlektionSfärisk.pdf" text:style-name="Internet_20_link" text:visited-style-name="Visited_20_Internet_20_Link">http://kleindagarna.se/wp-content/uploads/KleinlektionSf%C3%A4risk.pdf</text:a></text:p>
          </table:table-cell>
        </table:table-row>
        <table:table-row>
          <table:table-cell table:style-name="Table1.A2" office:value-type="string">
            <text:p text:style-name="P16">Lisa Hed: Vad ska lotten kosta?</text:p>
          </table:table-cell>
          <table:table-cell table:style-name="Table1.A2" office:value-type="string">
            <text:p text:style-name="P16">Ma 1 a-c, matematikens anknytning till samhället.</text:p>
          </table:table-cell>
          <table:table-cell table:style-name="Table1.A2" office:value-type="string">
            <text:p text:style-name="P16">5E med tidsestimeringar… mer eller mindre. Går igenom väntevärde i lotteri.</text:p>
          </table:table-cell>
          <table:table-cell table:style-name="Table1.D2" office:value-type="string">
            <text:p text:style-name="P19">Lektion: <text:a xlink:type="simple" xlink:href="http://kleindagarna.se/wp-content/uploads/Kleindagar-augusti-2017-lektionsutkast-Grupp-1-Finansmatematik-20170820.pdf" text:style-name="Internet_20_link" text:visited-style-name="Visited_20_Internet_20_Link">http://kleindagarna.se/wp-content/uploads/Kleindagar-augusti-2017-lektionsutkast-Grupp-1-Finansmatematik-20170820.pdf</text:a></text:p>
          </table:table-cell>
        </table:table-row>
        <table:table-row>
          <table:table-cell table:style-name="Table1.A2" office:value-type="string">
            <text:p text:style-name="P16">Johan Wästlund: Mönster och talföljder – Pascals triangel ur slantsingling</text:p>
          </table:table-cell>
          <table:table-cell table:style-name="Table1.A2" office:value-type="string">
            <text:p text:style-name="P16">Ma 1 men utvecklingsbar mot Ma 5.</text:p>
          </table:table-cell>
          <table:table-cell table:style-name="Table1.A2" office:value-type="string">
            <text:p text:style-name="P16">5E med fancy Kleinlayout. Utforskar frågan, ”vad är sannolikheten för fifty-fifty om man singlar slant 100 gånger?” Utvecklar det sedan med (virtuell <text:span text:style-name="T7">via länk</text:span>) Galtonbräda och Pascals triangel.</text:p>
          </table:table-cell>
          <table:table-cell table:style-name="Table1.D2" office:value-type="string">
            <text:p text:style-name="P19">Lektion: <text:a xlink:type="simple" xlink:href="http://kleindagarna.se/wp-content/uploads/Kleinlektion-augusti-2017-rev-vers-170821.pdf" text:style-name="Internet_20_link" text:visited-style-name="Visited_20_Internet_20_Link">http://kleindagarna.se/wp-content/uploads/Kleinlektion-augusti-2017-rev-vers-170821.pdf</text:a></text:p>
          </table:table-cell>
        </table:table-row>
        <table:table-row>
          <table:table-cell table:style-name="Table1.A2" office:value-type="string">
            <text:p text:style-name="P17">Sofa Olhede: Nätverk – insamling av data</text:p>
          </table:table-cell>
          <table:table-cell table:style-name="Table1.A2" office:value-type="string">
            <text:p text:style-name="P17">Ma 1 - statistik</text:p>
          </table:table-cell>
          <table:table-cell table:style-name="Table1.A2" office:value-type="string">
            <text:p text:style-name="P17">5E med fancy Kleinlayout (som saknar förstasidan). Diskuterar digitala spår och big data, inklusive etiken bakom det. Tar upp några begrepp kring det som jag aldrig hört talas om, och som inte jag hittade en förklaring för i lektionsplaneringen.</text:p>
          </table:table-cell>
          <table:table-cell table:style-name="Table1.D2" office:value-type="string">
            <text:p text:style-name="P19">Lektion: <text:a xlink:type="simple" xlink:href="http://kleindagarna.se/wp-content/uploads/Kleinlektion-grupplektion-Nätverk.pdf" text:style-name="Internet_20_link" text:visited-style-name="Visited_20_Internet_20_Link">http://kleindagarna.se/wp-content/uploads/Kleinlektion-grupplektion-N%C3%A4tverk.pdf</text:a></text:p>
          </table:table-cell>
        </table:table-row>
      </table:table>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5:39:46.617303650</meta:creation-date>
    <dc:date>2018-04-13T16:53:59.937000000</dc:date>
    <meta:editing-duration>PT1H56M55S</meta:editing-duration>
    <meta:editing-cycles>16</meta:editing-cycles>
    <meta:generator>LibreOffice/4.4.2.2$Windows_x86 LibreOffice_project/c4c7d32d0d49397cad38d62472b0bc8acff48dd6</meta:generator>
    <meta:document-statistic meta:table-count="1" meta:image-count="0" meta:object-count="0" meta:page-count="4" meta:paragraph-count="87" meta:word-count="724" meta:character-count="6495" meta:non-whitespace-character-count="5856"/>
  </office:meta>
</office:document-meta>
</file>